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/>
    </style:style>
    <style:style style:name="T2_2" style:family="text"/>
    <style:style style:name="T2_3" style:family="text">
      <style:text-properties fo:font-weight="bold" style:font-weight-asian="bold" style:font-weight-complex="bold"/>
    </style:style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style="italic" style:font-style-asian="italic" style:font-style-complex="italic"/>
    </style:style>
    <style:style style:name="T7_4" style:family="text"/>
    <style:style style:name="T7_5" style:family="text">
      <style:text-properties fo:font-weight="bold" style:font-weight-asian="bold" style:font-weight-complex="bold"/>
    </style:style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P11" style:family="paragraph" style:parent-style-name="Standard">
      <style:paragraph-properties fo:break-before="auto" fo:text-indent="1.27cm" fo:line-height="115%" fo:margin-left="2.54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>
      <style:text-properties fo:font-weight="bold" style:font-weight-asian="bold" style:font-weight-complex="bold"/>
    </style:style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style="italic" style:font-style-asian="italic" style:font-style-complex="italic"/>
    </style:style>
    <style:style style:name="T44_4" style:family="text"/>
    <style:style style:name="T44_5" style:family="text">
      <style:text-properties fo:font-weight="bold" style:font-weight-asian="bold" style:font-weight-complex="bold"/>
    </style:style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fo:font-weight="bold" style:font-weight-asian="bold" style:font-weight-complex="bold"/>
    </style:style>
    <style:style style:name="T47_3" style:family="text"/>
    <style:style style:name="T47_4" style:family="text">
      <style:text-properties fo:font-weight="bold" style:font-weight-asian="bold" style:font-weight-complex="bold"/>
    </style:style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>
      <style:text-properties fo:font-weight="bold" style:font-weight-asian="bold" style:font-weight-complex="bold"/>
    </style:style>
    <style:style style:name="T48_12" style:family="text">
      <style:text-properties fo:font-weight="bold" style:font-weight-asian="bold" style:font-weight-complex="bold"/>
    </style:style>
    <style:style style:name="T48_13" style:family="text">
      <style:text-properties fo:font-weight="bold" style:font-weight-asian="bold" style:font-weight-complex="bold"/>
    </style:style>
    <style:style style:name="T48_14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>
      <style:text-properties fo:font-weight="bold" style:font-weight-asian="bold" style:font-weight-complex="bold"/>
    </style:style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>
      <style:text-properties fo:font-weight="bold" style:font-weight-asian="bold" style:font-weight-complex="bold"/>
    </style:style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>
      <style:text-properties fo:font-weight="bold" style:font-weight-asian="bold" style:font-weight-complex="bold"/>
    </style:style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T59_2" style:family="text">
      <style:text-properties fo:font-weight="bold" style:font-weight-asian="bold" style:font-weight-complex="bold"/>
    </style:style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/>
    <style:style style:name="T68_3" style:family="text"/>
    <style:style style:name="T68_4" style:family="text"/>
    <style:style style:name="T68_5" style:family="text">
      <style:text-properties fo:font-weight="bold" style:font-weight-asian="bold" style:font-weight-complex="bold"/>
    </style:style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/>
    <style:style style:name="T72_4" style:family="text"/>
    <style:style style:name="T72_5" style:family="text">
      <style:text-properties fo:font-weight="bold" style:font-weight-asian="bold" style:font-weight-complex="bold"/>
    </style:style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>
      <style:text-properties fo:font-weight="bold" style:font-weight-asian="bold" style:font-weight-complex="bold"/>
    </style:style>
    <style:style style:name="T72_12" style:family="text">
      <style:text-properties fo:font-weight="bold" style:font-weight-asian="bold" style:font-weight-complex="bold"/>
    </style:style>
    <style:style style:name="T72_13" style:family="text"/>
    <style:style style:name="T72_14" style:family="text"/>
    <style:style style:name="T72_15" style:family="text">
      <style:text-properties fo:font-weight="bold" style:font-weight-asian="bold" style:font-weight-complex="bold"/>
    </style:style>
    <style:style style:name="T72_16" style:family="text">
      <style:text-properties fo:font-weight="bold" style:font-weight-asian="bold" style:font-weight-complex="bold"/>
    </style:style>
    <style:style style:name="T72_17" style:family="text"/>
    <style:style style:name="T72_18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>
      <style:text-properties fo:font-weight="bold" style:font-weight-asian="bold" style:font-weight-complex="bold"/>
    </style:style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style="italic" style:font-style-asian="italic" style:font-style-complex="italic"/>
    </style:style>
    <style:style style:name="T86_4" style:family="text"/>
    <style:style style:name="T86_5" style:family="text">
      <style:text-properties fo:font-weight="bold" style:font-weight-asian="bold" style:font-weight-complex="bold"/>
    </style:style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>
      <style:text-properties fo:font-weight="bold" style:font-weight-asian="bold" style:font-weight-complex="bold"/>
    </style:style>
    <style:style style:name="T87_3" style:family="text">
      <style:text-properties fo:font-weight="bold" style:font-weight-asian="bold" style:font-weight-complex="bold"/>
    </style:style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>
      <style:text-properties fo:font-weight="bold" style:font-weight-asian="bold" style:font-weight-complex="bold"/>
    </style:style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>
      <style:text-properties fo:font-weight="bold" style:font-weight-asian="bold" style:font-weight-complex="bold"/>
    </style:style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>
      <style:text-properties fo:font-weight="bold" style:font-weight-asian="bold" style:font-weight-complex="bold"/>
    </style:style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>
      <style:text-properties fo:font-weight="bold" style:font-weight-asian="bold" style:font-weight-complex="bold"/>
    </style:style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text-indent="1.27cm" fo:line-height="115%" fo:margin-left="1.27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>
      <style:text-properties fo:font-weight="bold" style:font-weight-asian="bold" style:font-weight-complex="bold"/>
    </style:style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P106" style:family="paragraph" style:parent-style-name="Standard">
      <style:paragraph-properties fo:break-before="auto" fo:text-indent="0cm" fo:line-height="115%" fo:margin-left="1.27cm" style:writing-mode="lr-tb"/>
    </style:style>
    <style:style style:name="T106_1" style:family="text"/>
    <style:style style:name="T106_2" style:family="text">
      <style:text-properties fo:font-weight="bold" style:font-weight-asian="bold" style:font-weight-complex="bold"/>
    </style:style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P107" style:family="paragraph" style:parent-style-name="Standard">
      <style:paragraph-properties fo:break-before="auto" fo:text-indent="0cm" fo:line-height="115%" fo:margin-left="1.27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P108" style:family="paragraph" style:parent-style-name="Standard">
      <style:paragraph-properties fo:break-before="auto" fo:text-indent="0cm" fo:line-height="115%" fo:margin-left="1.27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P109" style:family="paragraph" style:parent-style-name="Standard">
      <style:paragraph-properties fo:break-before="auto" fo:text-indent="0cm" fo:line-height="115%" fo:margin-left="1.27cm" style:writing-mode="lr-tb"/>
    </style:style>
    <style:style style:name="T109_1" style:family="text"/>
    <style:style style:name="P110" style:family="paragraph" style:parent-style-name="Standard">
      <style:paragraph-properties fo:break-before="auto" fo:text-indent="0cm" fo:line-height="115%" fo:margin-left="1.27cm" style:writing-mode="lr-tb"/>
    </style:style>
    <style:style style:name="T110_1" style:family="text"/>
    <style:style style:name="P111" style:family="paragraph" style:parent-style-name="Standard">
      <style:paragraph-properties fo:break-before="auto" fo:text-indent="0cm" fo:line-height="115%" fo:margin-left="1.27cm" style:writing-mode="lr-tb"/>
    </style:style>
    <style:style style:name="T111_1" style:family="text"/>
    <style:style style:name="P112" style:family="paragraph" style:parent-style-name="Standard">
      <style:paragraph-properties fo:break-before="auto" fo:text-indent="0cm" fo:line-height="115%" fo:margin-left="1.27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T128_3" style:family="text">
      <style:text-properties fo:font-style="italic" style:font-style-asian="italic" style:font-style-complex="italic"/>
    </style:style>
    <style:style style:name="T128_4" style:family="text"/>
    <style:style style:name="T128_5" style:family="text">
      <style:text-properties fo:font-weight="bold" style:font-weight-asian="bold" style:font-weight-complex="bold"/>
    </style:style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>
      <style:text-properties fo:font-weight="bold" style:font-weight-asian="bold" style:font-weight-complex="bold"/>
    </style:style>
    <style:style style:name="T129_3" style:family="text">
      <style:text-properties fo:font-weight="bold" style:font-weight-asian="bold" style:font-weight-complex="bold"/>
    </style:style>
    <style:style style:name="T129_4" style:family="text"/>
    <style:style style:name="T129_5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>
      <style:text-properties fo:font-weight="bold" style:font-weight-asian="bold" style:font-weight-complex="bold"/>
    </style:style>
    <style:style style:name="T131_3" style:family="text">
      <style:text-properties fo:font-weight="bold" style:font-weight-asian="bold" style:font-weight-complex="bold"/>
    </style:style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>
      <style:text-properties fo:font-weight="bold" style:font-weight-asian="bold" style:font-weight-complex="bold"/>
    </style:style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>
      <style:text-properties fo:font-weight="bold" style:font-weight-asian="bold" style:font-weight-complex="bold"/>
    </style:style>
    <style:style style:name="T134_3" style:family="text">
      <style:text-properties fo:font-weight="bold" style:font-weight-asian="bold" style:font-weight-complex="bold"/>
    </style:style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>
      <style:text-properties fo:font-weight="bold" style:font-weight-asian="bold" style:font-weight-complex="bold"/>
    </style:style>
    <style:style style:name="T135_3" style:family="text">
      <style:text-properties fo:font-weight="bold" style:font-weight-asian="bold" style:font-weight-complex="bold"/>
    </style:style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P1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weight="bold" style:font-weight-asian="bold" style:font-weight-complex="bold"/>
    </style:style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>
      <style:text-properties fo:font-weight="bold" style:font-weight-asian="bold" style:font-weight-complex="bold"/>
    </style:style>
    <style:style style:name="T138_3" style:family="text">
      <style:text-properties fo:font-weight="bold" style:font-weight-asian="bold" style:font-weight-complex="bold"/>
    </style:style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>
      <style:text-properties fo:font-weight="bold" style:font-weight-asian="bold" style:font-weight-complex="bold"/>
    </style:style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>
      <style:text-properties fo:font-weight="bold" style:font-weight-asian="bold" style:font-weight-complex="bold"/>
    </style:style>
    <style:style style:name="T143_3" style:family="text">
      <style:text-properties fo:font-weight="bold" style:font-weight-asian="bold" style:font-weight-complex="bold"/>
    </style:style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>
      <style:text-properties fo:font-weight="bold" style:font-weight-asian="bold" style:font-weight-complex="bold"/>
    </style:style>
    <style:style style:name="T146_10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>
      <style:text-properties fo:font-weight="bold" style:font-weight-asian="bold" style:font-weight-complex="bold"/>
    </style:style>
    <style:style style:name="T151_3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>
      <style:text-properties fo:font-weight="bold" style:font-weight-asian="bold" style:font-weight-complex="bold"/>
    </style:style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P154" style:family="paragraph" style:parent-style-name="Standard">
      <style:paragraph-properties fo:break-before="auto" fo:text-indent="1.27cm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>
      <style:text-properties fo:font-weight="bold" style:font-weight-asian="bold" style:font-weight-complex="bold"/>
    </style:style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P160" style:family="paragraph" style:parent-style-name="Standard">
      <style:paragraph-properties fo:break-before="auto" fo:text-indent="0cm" fo:line-height="115%" fo:margin-left="1.27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</office:automatic-styles>
  <office:body>
    <office:text>
      <text:p text:style-name="P1"><text:span text:style-name="T1_1">Capçalera</text:span><text:span text:style-name="T1_2">:</text:span></text:p>
      <text:p text:style-name="P2"><text:span text:style-name="T2_1">Moure</text:span><text:span text:style-name="T2_2">(</text:span><text:span text:style-name="T2_3">OrderedSet</text:span><text:span text:style-name="T2_4">(</text:span><text:span text:style-name="T2_5">Casella</text:span><text:span text:style-name="T2_6">)<text:s/></text:span><text:span text:style-name="T2_7">LlistaCaselles</text:span><text:span text:style-name="T2_8">):<text:s/></text:span><text:span text:style-name="T2_9">Integer</text:span></text:p>
      <text:p text:style-name="P3"><text:span text:style-name="T3_1">Pre</text:span><text:span text:style-name="T3_2">:</text:span><text:span text:style-name="T3_3"><text:s/></text:span><text:span text:style-name="T3_4">Cert</text:span></text:p>
      <text:p text:style-name="P4"><text:span text:style-name="T4_1">Post</text:span><text:span text:style-name="T4_2"><text:s/></text:span><text:span text:style-name="T4_3">Descriptiva</text:span><text:span text:style-name="T4_4">:<text:s/></text:span><text:span text:style-name="T4_5">Es</text:span><text:span text:style-name="T4_6"><text:s/></text:span><text:span text:style-name="T4_7">mouen</text:span><text:span text:style-name="T4_8"><text:s/></text:span><text:span text:style-name="T4_9">i</text:span><text:span text:style-name="T4_10"><text:s/></text:span><text:span text:style-name="T4_11">fusiones</text:span><text:span text:style-name="T4_12"><text:s/></text:span><text:span text:style-name="T4_13">les</text:span><text:span text:style-name="T4_14"><text:s/></text:span><text:span text:style-name="T4_15">caselles</text:span><text:span text:style-name="T4_16"><text:s/></text:span><text:span text:style-name="T4_17">de</text:span><text:span text:style-name="T4_18"><text:s/></text:span><text:span text:style-name="T4_19">la</text:span><text:span text:style-name="T4_20"><text:s/></text:span><text:span text:style-name="T4_21">LlistaCaselles</text:span><text:span text:style-name="T4_22">,<text:s/></text:span><text:span text:style-name="T4_23">interpretant</text:span><text:span text:style-name="T4_24"><text:s/></text:span><text:span text:style-name="T4_25">que</text:span><text:span text:style-name="T4_26"><text:s/></text:span><text:span text:style-name="T4_27">el</text:span><text:span text:style-name="T4_28"><text:s/></text:span><text:span text:style-name="T4_29">sentit</text:span><text:span text:style-name="T4_30"><text:s/></text:span><text:span text:style-name="T4_31">del</text:span><text:span text:style-name="T4_32"><text:s/></text:span><text:span text:style-name="T4_33">moviment</text:span><text:span text:style-name="T4_34"><text:s/></text:span><text:span text:style-name="T4_35">sorgeix</text:span><text:span text:style-name="T4_36"><text:s/></text:span><text:span text:style-name="T4_37">des</text:span><text:span text:style-name="T4_38"><text:s/></text:span><text:span text:style-name="T4_39">de</text:span><text:span text:style-name="T4_40"><text:s/></text:span><text:span text:style-name="T4_41">la</text:span><text:span text:style-name="T4_42"><text:s/></text:span><text:span text:style-name="T4_43">casella</text:span><text:span text:style-name="T4_44"><text:s/></text:span><text:span text:style-name="T4_45">amb</text:span><text:span text:style-name="T4_46"><text:s/></text:span><text:span text:style-name="T4_47">l</text:span><text:span text:style-name="T4_48">’</text:span><text:span text:style-name="T4_49">índex</text:span><text:span text:style-name="T4_50"><text:s/></text:span><text:span text:style-name="T4_51">més</text:span><text:span text:style-name="T4_52"><text:s/></text:span><text:span text:style-name="T4_53">alt</text:span><text:span text:style-name="T4_54"><text:s/></text:span><text:span text:style-name="T4_55">del</text:span><text:span text:style-name="T4_56"><text:s/></text:span><text:span text:style-name="T4_57">conjunt</text:span><text:span text:style-name="T4_58"><text:s/></text:span><text:span text:style-name="T4_59">fins</text:span><text:span text:style-name="T4_60"><text:s/></text:span><text:span text:style-name="T4_61">a</text:span><text:span text:style-name="T4_62"><text:s/></text:span><text:span text:style-name="T4_63">la</text:span><text:span text:style-name="T4_64"><text:s/></text:span><text:span text:style-name="T4_65">casella</text:span><text:span text:style-name="T4_66"><text:s/></text:span><text:span text:style-name="T4_67">amb</text:span><text:span text:style-name="T4_68"><text:s/></text:span><text:span text:style-name="T4_69">l</text:span><text:span text:style-name="T4_70">’</text:span><text:span text:style-name="T4_71">índex</text:span><text:span text:style-name="T4_72"><text:s/></text:span><text:span text:style-name="T4_73">més</text:span><text:span text:style-name="T4_74"><text:s/></text:span><text:span text:style-name="T4_75">baix</text:span><text:span text:style-name="T4_76"><text:s/></text:span><text:span text:style-name="T4_77">del</text:span><text:span text:style-name="T4_78"><text:s/></text:span><text:span text:style-name="T4_79">conjunt</text:span></text:p>
      <text:p text:style-name="P5"/>
      <text:p text:style-name="P6"><text:span text:style-name="T6_1">/*<text:s/></text:span><text:span text:style-name="T6_2">Versió</text:span><text:span text:style-name="T6_3"><text:s/>1<text:s/>:<text:s/></text:span><text:span text:style-name="T6_4">esquema</text:span><text:span text:style-name="T6_5"><text:s/>*/</text:span></text:p>
      <text:p text:style-name="P7"><text:span text:style-name="T7_1">Integer</text:span><text:span text:style-name="T7_2"><text:s/></text:span><text:span text:style-name="T7_3">Moure</text:span><text:span text:style-name="T7_4">(</text:span><text:span text:style-name="T7_5">OrderedSet</text:span><text:span text:style-name="T7_6">(</text:span><text:span text:style-name="T7_7">Casella</text:span><text:span text:style-name="T7_8">)<text:s/></text:span><text:span text:style-name="T7_9">LlistaCaselles</text:span><text:span text:style-name="T7_10">){</text:span></text:p>
      <text:p text:style-name="P8"><text:span text:style-name="T8_1"><text:tab/></text:span><text:span text:style-name="T8_2">Per</text:span><text:span text:style-name="T8_3"><text:s/></text:span><text:span text:style-name="T8_4">casella</text:span><text:span text:style-name="T8_5"><text:s/></text:span><text:span text:style-name="T8_6">c</text:span><text:span text:style-name="T8_7"><text:s/></text:span><text:span text:style-name="T8_8">de</text:span><text:span text:style-name="T8_9"><text:s/></text:span><text:span text:style-name="T8_10">Llista</text:span><text:span text:style-name="T8_11"><text:s/></text:span><text:span text:style-name="T8_12">Caselles</text:span><text:span text:style-name="T8_13"><text:s/></text:span><text:span text:style-name="T8_14">començant</text:span><text:span text:style-name="T8_15"><text:s/></text:span><text:span text:style-name="T8_16">per</text:span><text:span text:style-name="T8_17"><text:s/></text:span><text:span text:style-name="T8_18">la</text:span><text:span text:style-name="T8_19"><text:s/></text:span><text:span text:style-name="T8_20">segona</text:span><text:span text:style-name="T8_21"><text:s/></text:span><text:span text:style-name="T8_22">fins</text:span><text:span text:style-name="T8_23"><text:s/></text:span><text:span text:style-name="T8_24">l</text:span><text:span text:style-name="T8_25">’</text:span><text:span text:style-name="T8_26">última</text:span></text:p>
      <text:p text:style-name="P9"><text:span text:style-name="T9_1"><text:tab/><text:tab/></text:span><text:span text:style-name="T9_2">Apuntador</text:span><text:span text:style-name="T9_3"><text:s/></text:span><text:span text:style-name="T9_4">x</text:span><text:span text:style-name="T9_5"><text:s/>=<text:s/></text:span><text:span text:style-name="T9_6">Obtenir</text:span><text:span text:style-name="T9_7"><text:s/></text:span><text:span text:style-name="T9_8">primer</text:span><text:span text:style-name="T9_9"><text:s/></text:span><text:span text:style-name="T9_10">obstacle</text:span><text:span text:style-name="T9_11"><text:s/></text:span><text:span text:style-name="T9_12">per</text:span><text:span text:style-name="T9_13"><text:s/></text:span><text:span text:style-name="T9_14">la</text:span><text:span text:style-name="T9_15"><text:s/></text:span><text:span text:style-name="T9_16">casella</text:span><text:span text:style-name="T9_17"><text:s/></text:span><text:span text:style-name="T9_18">c</text:span><text:span text:style-name="T9_19"><text:s/></text:span><text:span text:style-name="T9_20">cap</text:span><text:span text:style-name="T9_21"><text:s/></text:span><text:span text:style-name="T9_22">a</text:span><text:span text:style-name="T9_23"><text:s/></text:span><text:span text:style-name="T9_24">l</text:span><text:span text:style-name="T9_25">’</text:span><text:span text:style-name="T9_26">esquerra</text:span></text:p>
      <text:p text:style-name="P10"><text:span text:style-name="T10_1"><text:tab/><text:tab/></text:span><text:span text:style-name="T10_2">Si</text:span><text:span text:style-name="T10_3"><text:s/></text:span><text:span text:style-name="T10_4">x</text:span><text:span text:style-name="T10_5"><text:s/></text:span><text:span text:style-name="T10_6">Apunta</text:span><text:span text:style-name="T10_7"><text:s/></text:span><text:span text:style-name="T10_8">a</text:span><text:span text:style-name="T10_9"><text:s/></text:span><text:span text:style-name="T10_10">l</text:span><text:span text:style-name="T10_11">’</text:span><text:span text:style-name="T10_12">inici</text:span><text:span text:style-name="T10_13">:<text:s/></text:span></text:p>
      <text:p text:style-name="P11"><text:span text:style-name="T11_1">Moure</text:span><text:span text:style-name="T11_2"><text:s/></text:span><text:span text:style-name="T11_3">la</text:span><text:span text:style-name="T11_4"><text:s/></text:span><text:span text:style-name="T11_5">casella</text:span><text:span text:style-name="T11_6"><text:s/></text:span><text:span text:style-name="T11_7">c</text:span><text:span text:style-name="T11_8"><text:s/>-&gt;<text:s/></text:span><text:span text:style-name="T11_9">x</text:span></text:p>
      <text:p text:style-name="P12"><text:span text:style-name="T12_1"><text:tab/><text:tab/></text:span><text:span text:style-name="T12_2">Sino</text:span><text:span text:style-name="T12_3"><text:s/></text:span><text:span text:style-name="T12_4">si</text:span><text:span text:style-name="T12_5"><text:s/></text:span><text:span text:style-name="T12_6"><text:s/></text:span><text:span text:style-name="T12_7">x</text:span><text:span text:style-name="T12_8"><text:s/></text:span><text:span text:style-name="T12_9">Apunta</text:span><text:span text:style-name="T12_10"><text:s/></text:span><text:span text:style-name="T12_11">a</text:span><text:span text:style-name="T12_12"><text:s/></text:span><text:span text:style-name="T12_13">una</text:span><text:span text:style-name="T12_14"><text:s/></text:span><text:span text:style-name="T12_15">casella</text:span><text:span text:style-name="T12_16"><text:s/></text:span><text:span text:style-name="T12_17">amb</text:span><text:span text:style-name="T12_18"><text:s/></text:span><text:span text:style-name="T12_19">el</text:span><text:span text:style-name="T12_20"><text:s/></text:span><text:span text:style-name="T12_21">mateix</text:span><text:span text:style-name="T12_22"><text:s/></text:span><text:span text:style-name="T12_23">numero</text:span><text:span text:style-name="T12_24"><text:s/></text:span><text:span text:style-name="T12_25">i</text:span><text:span text:style-name="T12_26"><text:s/></text:span><text:span text:style-name="T12_27">que</text:span><text:span text:style-name="T12_28"><text:s/></text:span><text:span text:style-name="T12_29">no</text:span><text:span text:style-name="T12_30"><text:s/></text:span><text:span text:style-name="T12_31">s</text:span><text:span text:style-name="T12_32">’</text:span><text:span text:style-name="T12_33">hagi</text:span><text:span text:style-name="T12_34"><text:s/></text:span><text:span text:style-name="T12_35">fusionat</text:span><text:span text:style-name="T12_36">:</text:span></text:p>
      <text:p text:style-name="P13"><text:span text:style-name="T13_1"><text:tab/><text:tab/><text:tab/></text:span><text:span text:style-name="T13_2">Fusionar</text:span><text:span text:style-name="T13_3"><text:s/></text:span><text:span text:style-name="T13_4">la</text:span><text:span text:style-name="T13_5"><text:s/></text:span><text:span text:style-name="T13_6">casella</text:span><text:span text:style-name="T13_7"><text:s/></text:span><text:span text:style-name="T13_8">c</text:span><text:span text:style-name="T13_9"><text:s/>-&gt;<text:s/></text:span><text:span text:style-name="T13_10">x</text:span></text:p>
      <text:p text:style-name="P14"><text:span text:style-name="T14_1"><text:tab/><text:tab/><text:tab/></text:span><text:span text:style-name="T14_2">Sumar</text:span><text:span text:style-name="T14_3"><text:s/></text:span><text:span text:style-name="T14_4">el</text:span><text:span text:style-name="T14_5"><text:s/></text:span><text:span text:style-name="T14_6">resultat</text:span><text:span text:style-name="T14_7"><text:s/></text:span><text:span text:style-name="T14_8">de</text:span><text:span text:style-name="T14_9"><text:s/></text:span><text:span text:style-name="T14_10">la</text:span><text:span text:style-name="T14_11"><text:s/></text:span><text:span text:style-name="T14_12">fusió</text:span></text:p>
      <text:p text:style-name="P15"><text:span text:style-name="T15_1"><text:tab/><text:tab/><text:tab/></text:span><text:span text:style-name="T15_2">Marcar</text:span><text:span text:style-name="T15_3"><text:s/></text:span><text:span text:style-name="T15_4">x</text:span><text:span text:style-name="T15_5"><text:s/></text:span><text:span text:style-name="T15_6">com</text:span><text:span text:style-name="T15_7"><text:s/></text:span><text:span text:style-name="T15_8">a</text:span><text:span text:style-name="T15_9"><text:s/></text:span><text:span text:style-name="T15_10">fusionada</text:span></text:p>
      <text:p text:style-name="P16"><text:span text:style-name="T16_1"><text:tab/><text:tab/></text:span><text:span text:style-name="T16_2">Sino</text:span><text:span text:style-name="T16_3"><text:s/></text:span><text:span text:style-name="T16_4">si</text:span><text:span text:style-name="T16_5"><text:s/></text:span><text:span text:style-name="T16_6"><text:s/></text:span><text:span text:style-name="T16_7">x</text:span><text:span text:style-name="T16_8"><text:s/></text:span><text:span text:style-name="T16_9">Apunta</text:span><text:span text:style-name="T16_10"><text:s/></text:span><text:span text:style-name="T16_11">a</text:span><text:span text:style-name="T16_12"><text:s/></text:span><text:span text:style-name="T16_13">una</text:span><text:span text:style-name="T16_14"><text:s/></text:span><text:span text:style-name="T16_15">casella</text:span><text:span text:style-name="T16_16"><text:s/></text:span><text:span text:style-name="T16_17">ja</text:span><text:span text:style-name="T16_18"><text:s/></text:span><text:span text:style-name="T16_19">fusionada</text:span><text:span text:style-name="T16_20"><text:s text:c="2"/></text:span><text:span text:style-name="T16_21">o</text:span><text:span text:style-name="T16_22"><text:s/></text:span><text:span text:style-name="T16_23">bé</text:span><text:span text:style-name="T16_24"><text:s/></text:span><text:span text:style-name="T16_25">x</text:span><text:span text:style-name="T16_26"><text:s/></text:span><text:span text:style-name="T16_27">no</text:span><text:span text:style-name="T16_28"><text:s/></text:span><text:span text:style-name="T16_29">té</text:span><text:span text:style-name="T16_30"><text:s/></text:span><text:span text:style-name="T16_31">el</text:span><text:span text:style-name="T16_32"><text:s/></text:span><text:span text:style-name="T16_33">mateix</text:span><text:span text:style-name="T16_34"><text:s/></text:span><text:span text:style-name="T16_35">numero</text:span><text:span text:style-name="T16_36"><text:s/></text:span><text:span text:style-name="T16_37">que</text:span><text:span text:style-name="T16_38"><text:s/></text:span><text:span text:style-name="T16_39">c</text:span><text:span text:style-name="T16_40">:</text:span></text:p>
      <text:p text:style-name="P17"><text:span text:style-name="T17_1"><text:tab/><text:tab/><text:tab/></text:span><text:span text:style-name="T17_2">Moure</text:span><text:span text:style-name="T17_3"><text:s/></text:span><text:span text:style-name="T17_4">la</text:span><text:span text:style-name="T17_5"><text:s/></text:span><text:span text:style-name="T17_6">casella</text:span><text:span text:style-name="T17_7"><text:s/></text:span><text:span text:style-name="T17_8">c</text:span><text:span text:style-name="T17_9"><text:s/>-&gt;<text:s/></text:span><text:span text:style-name="T17_10">x</text:span><text:span text:style-name="T17_11"><text:s/>+<text:s/>1</text:span></text:p>
      <text:p text:style-name="P18"><text:span text:style-name="T18_1"><text:tab/></text:span><text:span text:style-name="T18_2">FPer</text:span></text:p>
      <text:p text:style-name="P19"><text:span text:style-name="T19_1"><text:tab/></text:span><text:span text:style-name="T19_2">retornar</text:span><text:span text:style-name="T19_3"><text:s/></text:span><text:span text:style-name="T19_4">resultat</text:span></text:p>
      <text:p text:style-name="P20"><text:span text:style-name="T20_1">Fi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2_1">/*<text:s/></text:span><text:span text:style-name="T42_2">Versió</text:span><text:span text:style-name="T42_3"><text:s/>1<text:s/></text:span><text:span text:style-name="T42_4">utilitzant</text:span><text:span text:style-name="T42_5"><text:s/></text:span><text:span text:style-name="T42_6">índex</text:span><text:span text:style-name="T42_7"><text:s/></text:span><text:span text:style-name="T42_8">i</text:span><text:span text:style-name="T42_9"><text:s/></text:span><text:span text:style-name="T42_10">vectors</text:span><text:span text:style-name="T42_11">,<text:s/></text:span><text:span text:style-name="T42_12">comprovada</text:span><text:span text:style-name="T42_13"><text:s/></text:span><text:span text:style-name="T42_14">en</text:span><text:span text:style-name="T42_15"><text:s/></text:span><text:span text:style-name="T42_16">java</text:span><text:span text:style-name="T42_17"><text:s/>*/</text:span></text:p>
      <text:p text:style-name="P43"/>
      <text:p text:style-name="P44"><text:span text:style-name="T44_1">Integer</text:span><text:span text:style-name="T44_2"><text:s/></text:span><text:span text:style-name="T44_3">Moure</text:span><text:span text:style-name="T44_4">(</text:span><text:span text:style-name="T44_5">OrderedSet</text:span><text:span text:style-name="T44_6">(</text:span><text:span text:style-name="T44_7">Casella</text:span><text:span text:style-name="T44_8">)<text:s/></text:span><text:span text:style-name="T44_9">LlistaCaselles</text:span><text:span text:style-name="T44_10">){</text:span></text:p>
      <text:p text:style-name="P45"><text:span text:style-name="T45_1"><text:tab/></text:span><text:span text:style-name="T45_2">Integer</text:span><text:span text:style-name="T45_3"><text:s/></text:span><text:span text:style-name="T45_4">Puntuacio</text:span><text:span text:style-name="T45_5"><text:s/>=<text:s/>0;</text:span></text:p>
      <text:p text:style-name="P46"><text:span text:style-name="T46_1"><text:tab/></text:span><text:span text:style-name="T46_2">Integer</text:span><text:span text:style-name="T46_3"><text:s/></text:span><text:span text:style-name="T46_4">UltimaFusio</text:span><text:span text:style-name="T46_5"><text:s/>=<text:s/>-1;</text:span></text:p>
      <text:p text:style-name="P47"><text:span text:style-name="T47_1"><text:tab/></text:span><text:span text:style-name="T47_2">per</text:span><text:span text:style-name="T47_3"><text:s/>(</text:span><text:span text:style-name="T47_4">Integer</text:span><text:span text:style-name="T47_5"><text:s/></text:span><text:span text:style-name="T47_6">i</text:span><text:span text:style-name="T47_7"><text:s/>=<text:s/>1;<text:s/></text:span><text:span text:style-name="T47_8">i</text:span><text:span text:style-name="T47_9"><text:s/>&lt;<text:s/></text:span><text:span text:style-name="T47_10">LlistaCaselles</text:span><text:span text:style-name="T47_11">.</text:span><text:span text:style-name="T47_12">size</text:span><text:span text:style-name="T47_13">();<text:s/></text:span><text:span text:style-name="T47_14">i</text:span><text:span text:style-name="T47_15"><text:s/>++){</text:span></text:p>
      <text:p text:style-name="P48"><text:span text:style-name="T48_1"><text:tab/><text:tab/></text:span><text:span text:style-name="T48_2">si</text:span><text:span text:style-name="T48_3"><text:s/></text:span><text:span text:style-name="T48_4">(!</text:span><text:span text:style-name="T48_5">LlistaCaselles</text:span><text:span text:style-name="T48_6">[</text:span><text:span text:style-name="T48_7">i</text:span><text:span text:style-name="T48_8">].</text:span><text:span text:style-name="T48_9">teNombre</text:span><text:span text:style-name="T48_10">())<text:s/></text:span><text:span text:style-name="T48_11">següent</text:span><text:span text:style-name="T48_12"><text:s/></text:span><text:span text:style-name="T48_13">per</text:span><text:span text:style-name="T48_14">;</text:span></text:p>
      <text:p text:style-name="P49"/>
      <text:p text:style-name="P50"><text:span text:style-name="T50_1"><text:tab/><text:tab/></text:span><text:span text:style-name="T50_2">Integer</text:span><text:span text:style-name="T50_3"><text:s/></text:span><text:span text:style-name="T50_4">j</text:span><text:span text:style-name="T50_5"><text:s/>=<text:s/></text:span><text:span text:style-name="T50_6">i</text:span><text:span text:style-name="T50_7">;</text:span></text:p>
      <text:p text:style-name="P51"><text:span text:style-name="T51_1"><text:tab/><text:tab/></text:span><text:span text:style-name="T51_2">Bool</text:span><text:span text:style-name="T51_3"><text:s/></text:span><text:span text:style-name="T51_4">PrimeraPosicio</text:span><text:span text:style-name="T51_5"><text:s/>=<text:s/></text:span><text:span text:style-name="T51_6">j</text:span><text:span text:style-name="T51_7"><text:s/>==<text:s/>0;</text:span></text:p>
      <text:p text:style-name="P52"><text:span text:style-name="T52_1"><text:tab/><text:tab/></text:span><text:span text:style-name="T52_2">while</text:span><text:span text:style-name="T52_3">(!</text:span><text:span text:style-name="T52_4">PrimeraPosicio</text:span><text:span text:style-name="T52_5"><text:s/>&amp;&amp;<text:s/></text:span><text:span text:style-name="T52_6">EsPotDesplaçar</text:span><text:span text:style-name="T52_7">(</text:span><text:span text:style-name="T52_8">LlistaCaselles</text:span><text:span text:style-name="T52_9">,</text:span><text:span text:style-name="T52_10">j</text:span><text:span text:style-name="T52_11">){</text:span></text:p>
      <text:p text:style-name="P53"><text:span text:style-name="T53_1"><text:tab/><text:tab/><text:tab/></text:span><text:span text:style-name="T53_2">LlistaCaselles</text:span><text:span text:style-name="T53_3">[</text:span><text:span text:style-name="T53_4">j</text:span><text:span text:style-name="T53_5">].</text:span><text:span text:style-name="T53_6">Moure</text:span><text:span text:style-name="T53_7">(</text:span><text:span text:style-name="T53_8">LlistaCaselles</text:span><text:span text:style-name="T53_9">[</text:span><text:span text:style-name="T53_10">j</text:span><text:span text:style-name="T53_11">-1]);</text:span></text:p>
      <text:p text:style-name="P54"><text:span text:style-name="T54_1"><text:tab/><text:tab/><text:tab/></text:span><text:span text:style-name="T54_2">j</text:span><text:span text:style-name="T54_3">--;</text:span></text:p>
      <text:p text:style-name="P55"><text:span text:style-name="T55_1"><text:tab/><text:tab/><text:tab/></text:span><text:span text:style-name="T55_2">PrimeraPosicio</text:span><text:span text:style-name="T55_3"><text:s/>=<text:s/></text:span><text:span text:style-name="T55_4">j</text:span><text:span text:style-name="T55_5"><text:s/>==<text:s/>0;</text:span></text:p>
      <text:p text:style-name="P56"><text:span text:style-name="T56_1"><text:tab/><text:tab/>}</text:span></text:p>
      <text:p text:style-name="P57"/>
      <text:p text:style-name="P58"><text:span text:style-name="T58_1"><text:tab/><text:tab/></text:span><text:span text:style-name="T58_2">si</text:span><text:span text:style-name="T58_3"><text:s/>(!</text:span><text:span text:style-name="T58_4">PrimeraPosicio</text:span><text:span text:style-name="T58_5"><text:s/>&amp;&amp;<text:s/></text:span><text:span text:style-name="T58_6">j</text:span><text:span text:style-name="T58_7"><text:s/>-<text:s/>1<text:s/>!=<text:s/></text:span><text:span text:style-name="T58_8">UltimaFusio</text:span><text:span text:style-name="T58_9">)<text:s/>{<text:s/></text:span></text:p>
      <text:p text:style-name="P59"><text:span text:style-name="T59_1"><text:tab/><text:tab/></text:span><text:span text:style-name="T59_2">si</text:span><text:span text:style-name="T59_3">(</text:span><text:span text:style-name="T59_4">EsPotFusionar</text:span><text:span text:style-name="T59_5">(</text:span><text:span text:style-name="T59_6">LlistaCaselles</text:span><text:span text:style-name="T59_7">,</text:span><text:span text:style-name="T59_8">j</text:span><text:span text:style-name="T59_9">,</text:span><text:span text:style-name="T59_10">j</text:span><text:span text:style-name="T59_11">-1){</text:span></text:p>
      <text:p text:style-name="P60"><text:span text:style-name="T60_1"><text:tab/><text:tab/><text:tab/></text:span><text:span text:style-name="T60_2">Puntuacio</text:span><text:span text:style-name="T60_3"><text:s/>+=<text:s/></text:span><text:span text:style-name="T60_4">LlistaCaselles</text:span><text:span text:style-name="T60_5">[</text:span><text:span text:style-name="T60_6">j</text:span><text:span text:style-name="T60_7">].</text:span><text:span text:style-name="T60_8">Fusionar</text:span><text:span text:style-name="T60_9">(</text:span><text:span text:style-name="T60_10">LlistaCaselles</text:span><text:span text:style-name="T60_11">[</text:span><text:span text:style-name="T60_12">j</text:span><text:span text:style-name="T60_13">-1]);</text:span></text:p>
      <text:p text:style-name="P61"><text:span text:style-name="T61_1"><text:tab/><text:tab/><text:tab/></text:span><text:span text:style-name="T61_2">j</text:span><text:span text:style-name="T61_3">--;</text:span></text:p>
      <text:p text:style-name="P62"><text:span text:style-name="T62_1"><text:tab/><text:tab/><text:tab/></text:span><text:span text:style-name="T62_2">UltimaFusio</text:span><text:span text:style-name="T62_3"><text:s/>=<text:s/></text:span><text:span text:style-name="T62_4">j</text:span><text:span text:style-name="T62_5">;</text:span></text:p>
      <text:p text:style-name="P63"><text:span text:style-name="T63_1"><text:tab/><text:tab/>}</text:span></text:p>
      <text:p text:style-name="P64"><text:span text:style-name="T64_1"><text:tab/>}</text:span></text:p>
      <text:p text:style-name="P65"><text:span text:style-name="T65_1"><text:tab/>}</text:span></text:p>
      <text:p text:style-name="P66"><text:span text:style-name="T66_1">}</text:span></text:p>
      <text:p text:style-name="P67"/>
      <text:p text:style-name="P68"><text:span text:style-name="T68_1">Boolean</text:span><text:span text:style-name="T68_2"><text:s/></text:span><text:span text:style-name="T68_3">EsPotDesplaçar</text:span><text:span text:style-name="T68_4">(</text:span><text:span text:style-name="T68_5">OrderedSet</text:span><text:span text:style-name="T68_6">(</text:span><text:span text:style-name="T68_7">Casella</text:span><text:span text:style-name="T68_8">)<text:s/></text:span><text:span text:style-name="T68_9">LC</text:span><text:span text:style-name="T68_10">,</text:span><text:span text:style-name="T68_11">Integer</text:span><text:span text:style-name="T68_12"><text:s/></text:span><text:span text:style-name="T68_13">j</text:span><text:span text:style-name="T68_14">){</text:span></text:p>
      <text:p text:style-name="P69"><text:span text:style-name="T69_1"><text:tab/></text:span><text:span text:style-name="T69_2">retorna</text:span><text:span text:style-name="T69_3"><text:s/></text:span><text:span text:style-name="T69_4">!</text:span><text:span text:style-name="T69_5">LC</text:span><text:span text:style-name="T69_6">[</text:span><text:span text:style-name="T69_7">j</text:span><text:span text:style-name="T69_8">-1].</text:span><text:span text:style-name="T69_9">TeNombre</text:span><text:span text:style-name="T69_10">();</text:span></text:p>
      <text:p text:style-name="P70"><text:span text:style-name="T70_1">}</text:span></text:p>
      <text:p text:style-name="P71"/>
      <text:p text:style-name="P72"><text:span text:style-name="T72_1">Boolean</text:span><text:span text:style-name="T72_2"><text:s/></text:span><text:span text:style-name="T72_3">EsPotFusionar</text:span><text:span text:style-name="T72_4">(</text:span><text:span text:style-name="T72_5">OrderedSet</text:span><text:span text:style-name="T72_6">(</text:span><text:span text:style-name="T72_7">Casella</text:span><text:span text:style-name="T72_8">)<text:s/></text:span><text:span text:style-name="T72_9">LC</text:span><text:span text:style-name="T72_10">,</text:span><text:span text:style-name="T72_11">Integer</text:span><text:span text:style-name="T72_12"><text:s/></text:span><text:span text:style-name="T72_13">i</text:span><text:span text:style-name="T72_14">,</text:span><text:span text:style-name="T72_15">Integer</text:span><text:span text:style-name="T72_16"><text:s/></text:span><text:span text:style-name="T72_17">j</text:span><text:span text:style-name="T72_18">){</text:span></text:p>
      <text:p text:style-name="P73"><text:span text:style-name="T73_1"><text:tab/></text:span><text:span text:style-name="T73_2">retorna</text:span><text:span text:style-name="T73_3"><text:s/></text:span><text:span text:style-name="T73_4">LC</text:span><text:span text:style-name="T73_5">[</text:span><text:span text:style-name="T73_6">i</text:span><text:span text:style-name="T73_7">].</text:span><text:span text:style-name="T73_8">getNombre</text:span><text:span text:style-name="T73_9">()<text:s/>==<text:s/></text:span><text:span text:style-name="T73_10">LC</text:span><text:span text:style-name="T73_11">[</text:span><text:span text:style-name="T73_12">j</text:span><text:span text:style-name="T73_13">].</text:span><text:span text:style-name="T73_14">getNombre</text:span><text:span text:style-name="T73_15">();</text:span></text:p>
      <text:p text:style-name="P74"><text:span text:style-name="T74_1">}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<text:span text:style-name="T85_1">/*<text:s/></text:span><text:span text:style-name="T85_2">Versió</text:span><text:span text:style-name="T85_3"><text:s text:c="2"/>1<text:s/></text:span><text:span text:style-name="T85_4">Amb</text:span><text:span text:style-name="T85_5"><text:s/></text:span><text:span text:style-name="T85_6">iteradors</text:span><text:span text:style-name="T85_7">,<text:s/></text:span><text:span text:style-name="T85_8">provada</text:span><text:span text:style-name="T85_9"><text:s/></text:span><text:span text:style-name="T85_10">a</text:span><text:span text:style-name="T85_11"><text:s/></text:span><text:span text:style-name="T85_12">Java</text:span><text:span text:style-name="T85_13"><text:s/></text:span><text:span text:style-name="T85_14">amb</text:span><text:span text:style-name="T85_15"><text:s/></text:span><text:span text:style-name="T85_16">lleugers</text:span><text:span text:style-name="T85_17"><text:s/></text:span><text:span text:style-name="T85_18">canvis</text:span><text:span text:style-name="T85_19"><text:s/></text:span><text:span text:style-name="T85_20">degut</text:span><text:span text:style-name="T85_21"><text:s/></text:span><text:span text:style-name="T85_22">a</text:span><text:span text:style-name="T85_23"><text:s/></text:span><text:span text:style-name="T85_24">l</text:span><text:span text:style-name="T85_25">’</text:span><text:span text:style-name="T85_26">estructura</text:span><text:span text:style-name="T85_27"><text:s/></text:span><text:span text:style-name="T85_28">dels</text:span><text:span text:style-name="T85_29"><text:s/></text:span><text:span text:style-name="T85_30">iteradors</text:span><text:span text:style-name="T85_31"><text:s/>*/</text:span></text:p>
      <text:p text:style-name="P86"><text:span text:style-name="T86_1">Integer</text:span><text:span text:style-name="T86_2"><text:s/></text:span><text:span text:style-name="T86_3">Moure</text:span><text:span text:style-name="T86_4">(</text:span><text:span text:style-name="T86_5">OrderedSet</text:span><text:span text:style-name="T86_6">(</text:span><text:span text:style-name="T86_7">Casella</text:span><text:span text:style-name="T86_8">)<text:s/></text:span><text:span text:style-name="T86_9">LlistaCaselles</text:span><text:span text:style-name="T86_10">){</text:span></text:p>
      <text:p text:style-name="P87"><text:span text:style-name="T87_1"><text:tab/></text:span><text:span text:style-name="T87_2">Integer</text:span><text:span text:style-name="T87_3"><text:s/></text:span><text:span text:style-name="T87_4">Puntuacio</text:span><text:span text:style-name="T87_5"><text:s/>=<text:s/>0;</text:span></text:p>
      <text:p text:style-name="P88"><text:span text:style-name="T88_1"><text:tab/></text:span><text:span text:style-name="T88_2">Casella</text:span><text:span text:style-name="T88_3"><text:s/></text:span><text:span text:style-name="T88_4">UltimaFusio</text:span><text:span text:style-name="T88_5"><text:s/>=<text:s/></text:span><text:span text:style-name="T88_6">null</text:span><text:span text:style-name="T88_7">;</text:span></text:p>
      <text:p text:style-name="P89"><text:span text:style-name="T89_1"><text:tab/></text:span><text:span text:style-name="T89_2">Iterador</text:span><text:span text:style-name="T89_3"><text:s/></text:span><text:span text:style-name="T89_4">ext</text:span><text:span text:style-name="T89_5"><text:s/>=<text:s/></text:span><text:span text:style-name="T89_6">LlistaCaselles</text:span><text:span text:style-name="T89_7">.</text:span><text:span text:style-name="T89_8">Iterador</text:span><text:span text:style-name="T89_9">();</text:span></text:p>
      <text:p text:style-name="P90"><text:span text:style-name="T90_1"><text:tab/></text:span><text:span text:style-name="T90_2">ext</text:span><text:span text:style-name="T90_3">.</text:span><text:span text:style-name="T90_4">següent</text:span><text:span text:style-name="T90_5">();</text:span></text:p>
      <text:p text:style-name="P91"><text:span text:style-name="T91_1"><text:tab/></text:span><text:span text:style-name="T91_2">mentres</text:span><text:span text:style-name="T91_3">(!</text:span><text:span text:style-name="T91_4">ext</text:span><text:span text:style-name="T91_5">.</text:span><text:span text:style-name="T91_6">ultim</text:span><text:span text:style-name="T91_7">()){</text:span></text:p>
      <text:p text:style-name="P92"><text:span text:style-name="T92_1"><text:tab/><text:tab/></text:span><text:span text:style-name="T92_2">Casella</text:span><text:span text:style-name="T92_3"><text:s/></text:span><text:span text:style-name="T92_4">Actual</text:span><text:span text:style-name="T92_5"><text:s/>=<text:s/></text:span><text:span text:style-name="T92_6">ext</text:span><text:span text:style-name="T92_7">.</text:span><text:span text:style-name="T92_8">get</text:span><text:span text:style-name="T92_9">();</text:span></text:p>
      <text:p text:style-name="P93"><text:span text:style-name="T93_1"><text:tab/><text:tab/></text:span><text:span text:style-name="T93_2">si</text:span><text:span text:style-name="T93_3"><text:s/></text:span><text:span text:style-name="T93_4">(</text:span><text:span text:style-name="T93_5">Actual</text:span><text:span text:style-name="T93_6">.</text:span><text:span text:style-name="T93_7">teNombre</text:span><text:span text:style-name="T93_8">()){</text:span></text:p>
      <text:p text:style-name="P94"/>
      <text:p text:style-name="P95"><text:span text:style-name="T95_1"><text:tab/><text:tab/></text:span><text:span text:style-name="T95_2">Iterador</text:span><text:span text:style-name="T95_3"><text:s/></text:span><text:span text:style-name="T95_4">bloc</text:span><text:span text:style-name="T95_5"><text:s/>=<text:s/></text:span><text:span text:style-name="T95_6">ext</text:span><text:span text:style-name="T95_7">.</text:span><text:span text:style-name="T95_8">copia</text:span><text:span text:style-name="T95_9">();</text:span></text:p>
      <text:p text:style-name="P96"><text:span text:style-name="T96_1"><text:tab/><text:tab/></text:span><text:span text:style-name="T96_2">bloc</text:span><text:span text:style-name="T96_3">.</text:span><text:span text:style-name="T96_4">anterior</text:span><text:span text:style-name="T96_5">();</text:span></text:p>
      <text:p text:style-name="P97"><text:span text:style-name="T97_1"><text:tab/><text:tab/></text:span><text:span text:style-name="T97_2">while</text:span><text:span text:style-name="T97_3">(!</text:span><text:span text:style-name="T97_4">bloc</text:span><text:span text:style-name="T97_5">.</text:span><text:span text:style-name="T97_6">esPrimer</text:span><text:span text:style-name="T97_7">()<text:s/>&amp;&amp;<text:s/>!</text:span><text:span text:style-name="T97_8">bloc</text:span><text:span text:style-name="T97_9">.</text:span><text:span text:style-name="T97_10">get</text:span><text:span text:style-name="T97_11">().</text:span><text:span text:style-name="T97_12">teNombre</text:span><text:span text:style-name="T97_13">(){</text:span></text:p>
      <text:p text:style-name="P98"><text:span text:style-name="T98_1"><text:tab/><text:tab/><text:tab/></text:span><text:span text:style-name="T98_2">bloc</text:span><text:span text:style-name="T98_3">.</text:span><text:span text:style-name="T98_4">anterior</text:span><text:span text:style-name="T98_5">();</text:span></text:p>
      <text:p text:style-name="P99"><text:span text:style-name="T99_1"><text:tab/><text:tab/>}</text:span></text:p>
      <text:p text:style-name="P100"><text:span text:style-name="T100_1"><text:tab/><text:tab/></text:span><text:span text:style-name="T100_2">Iterador</text:span><text:span text:style-name="T100_3"><text:s/></text:span><text:span text:style-name="T100_4">novaPosicio</text:span><text:span text:style-name="T100_5"><text:s/>=<text:s/></text:span><text:span text:style-name="T100_6">bloc</text:span><text:span text:style-name="T100_7">.</text:span><text:span text:style-name="T100_8">copia</text:span><text:span text:style-name="T100_9">()</text:span></text:p>
      <text:p text:style-name="P101"><text:span text:style-name="T101_1"><text:tab/><text:tab/></text:span><text:span text:style-name="T101_2">si</text:span><text:span text:style-name="T101_3"><text:s/>(</text:span><text:span text:style-name="T101_4">bloc</text:span><text:span text:style-name="T101_5">.</text:span><text:span text:style-name="T101_6">get</text:span><text:span text:style-name="T101_7">().</text:span><text:span text:style-name="T101_8">teNombre</text:span><text:span text:style-name="T101_9">())<text:s/></text:span><text:span text:style-name="T101_10">novaPosicio</text:span><text:span text:style-name="T101_11">.</text:span><text:span text:style-name="T101_12">següent</text:span><text:span text:style-name="T101_13">();</text:span></text:p>
      <text:p text:style-name="P102"/>
      <text:p text:style-name="P103"><text:span text:style-name="T103_1">Actual</text:span><text:span text:style-name="T103_2">.</text:span><text:span text:style-name="T103_3">moure</text:span><text:span text:style-name="T103_4">(</text:span><text:span text:style-name="T103_5">novaPosicio</text:span><text:span text:style-name="T103_6">.</text:span><text:span text:style-name="T103_7">get</text:span><text:span text:style-name="T103_8">());<text:tab/><text:tab/></text:span></text:p>
      <text:p text:style-name="P104"/>
      <text:p text:style-name="P105"><text:span text:style-name="T105_1"><text:tab/><text:tab/></text:span><text:span text:style-name="T105_2">si</text:span><text:span text:style-name="T105_3"><text:s/>(!</text:span><text:span text:style-name="T105_4">novaPosicio</text:span><text:span text:style-name="T105_5">.</text:span><text:span text:style-name="T105_6">esPrimer</text:span><text:span text:style-name="T105_7"><text:s/>&amp;&amp;<text:s/></text:span><text:span text:style-name="T105_8">Actual</text:span><text:span text:style-name="T105_9"><text:s/>!=<text:s/></text:span><text:span text:style-name="T105_10">UltimaFusio</text:span><text:span text:style-name="T105_11">)<text:s/>{</text:span></text:p>
      <text:p text:style-name="P106"><text:span text:style-name="T106_1"><text:tab/><text:tab/></text:span><text:span text:style-name="T106_2">si</text:span><text:span text:style-name="T106_3">(</text:span><text:span text:style-name="T106_4">bloc</text:span><text:span text:style-name="T106_5">.</text:span><text:span text:style-name="T106_6">get</text:span><text:span text:style-name="T106_7">().</text:span><text:span text:style-name="T106_8">getNombre</text:span><text:span text:style-name="T106_9">()<text:s/>==<text:s/></text:span><text:span text:style-name="T106_10">novaPosicio</text:span><text:span text:style-name="T106_11">.</text:span><text:span text:style-name="T106_12">get</text:span><text:span text:style-name="T106_13">().</text:span><text:span text:style-name="T106_14">getNombre</text:span><text:span text:style-name="T106_15">()){</text:span></text:p>
      <text:p text:style-name="P107"><text:span text:style-name="T107_1"><text:tab/><text:tab/><text:tab/></text:span><text:span text:style-name="T107_2">Puntuacio</text:span><text:span text:style-name="T107_3"><text:s/>+=<text:s/></text:span><text:span text:style-name="T107_4">bloc</text:span><text:span text:style-name="T107_5">.</text:span><text:span text:style-name="T107_6">get</text:span><text:span text:style-name="T107_7">().</text:span><text:span text:style-name="T107_8">Fusionar</text:span><text:span text:style-name="T107_9">(</text:span><text:span text:style-name="T107_10">novaPosicio</text:span><text:span text:style-name="T107_11">.</text:span><text:span text:style-name="T107_12">get</text:span><text:span text:style-name="T107_13">());</text:span></text:p>
      <text:p text:style-name="P108"><text:span text:style-name="T108_1"><text:tab/><text:tab/><text:tab/></text:span><text:span text:style-name="T108_2">UltimaFusio</text:span><text:span text:style-name="T108_3"><text:s/>=<text:s/></text:span><text:span text:style-name="T108_4">bloc</text:span><text:span text:style-name="T108_5">.</text:span><text:span text:style-name="T108_6">get</text:span><text:span text:style-name="T108_7">();</text:span></text:p>
      <text:p text:style-name="P109"><text:span text:style-name="T109_1"><text:tab/><text:tab/>}</text:span></text:p>
      <text:p text:style-name="P110"><text:span text:style-name="T110_1"><text:tab/>}</text:span></text:p>
      <text:p text:style-name="P111"><text:span text:style-name="T111_1"><text:tab/>}</text:span></text:p>
      <text:p text:style-name="P112"><text:span text:style-name="T112_1"><text:tab/></text:span><text:span text:style-name="T112_2">ext</text:span><text:span text:style-name="T112_3">.</text:span><text:span text:style-name="T112_4">següent</text:span><text:span text:style-name="T112_5">();</text:span></text:p>
      <text:p text:style-name="P113"><text:span text:style-name="T113_1"><text:tab/>}</text:span></text:p>
      <text:p text:style-name="P114"><text:span text:style-name="T114_1">}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<text:span text:style-name="T127_1">/*<text:s/></text:span><text:span text:style-name="T127_2">Versió</text:span><text:span text:style-name="T127_3"><text:s text:c="2"/>1<text:s/></text:span><text:span text:style-name="T127_4">Amb</text:span><text:span text:style-name="T127_5"><text:s/></text:span><text:span text:style-name="T127_6">iteradors</text:span><text:span text:style-name="T127_7">,<text:s/></text:span><text:span text:style-name="T127_8">s</text:span><text:span text:style-name="T127_9">’</text:span><text:span text:style-name="T127_10">entén</text:span><text:span text:style-name="T127_11"><text:s/></text:span><text:span text:style-name="T127_12">millor</text:span><text:span text:style-name="T127_13">,<text:s/></text:span><text:span text:style-name="T127_14">també</text:span><text:span text:style-name="T127_15"><text:s/></text:span><text:span text:style-name="T127_16">comprovada</text:span><text:span text:style-name="T127_17"><text:s/>*/</text:span></text:p>
      <text:p text:style-name="P128"><text:span text:style-name="T128_1">Integer</text:span><text:span text:style-name="T128_2"><text:s/></text:span><text:span text:style-name="T128_3">Moure</text:span><text:span text:style-name="T128_4">(</text:span><text:span text:style-name="T128_5">OrderedSet</text:span><text:span text:style-name="T128_6">(</text:span><text:span text:style-name="T128_7">Casella</text:span><text:span text:style-name="T128_8">)<text:s/></text:span><text:span text:style-name="T128_9">LlistaCaselles</text:span><text:span text:style-name="T128_10">){</text:span></text:p>
      <text:p text:style-name="P129"><text:span text:style-name="T129_1"><text:tab/></text:span><text:span text:style-name="T129_2">Integer</text:span><text:span text:style-name="T129_3"><text:s/></text:span><text:span text:style-name="T129_4">Puntuacio</text:span><text:span text:style-name="T129_5"><text:s/>=<text:s/>0;</text:span></text:p>
      <text:p text:style-name="P130"><text:span text:style-name="T130_1"><text:tab/></text:span><text:span text:style-name="T130_2">Casella</text:span><text:span text:style-name="T130_3"><text:s/></text:span><text:span text:style-name="T130_4">UltimaFusio</text:span><text:span text:style-name="T130_5"><text:s/>=<text:s/></text:span><text:span text:style-name="T130_6">null</text:span><text:span text:style-name="T130_7">;</text:span></text:p>
      <text:p text:style-name="P131"><text:span text:style-name="T131_1"><text:tab/></text:span><text:span text:style-name="T131_2">Iterador</text:span><text:span text:style-name="T131_3"><text:s/></text:span><text:span text:style-name="T131_4">ext</text:span><text:span text:style-name="T131_5"><text:s/>=<text:s/></text:span><text:span text:style-name="T131_6">LlistaCaselles</text:span><text:span text:style-name="T131_7">.</text:span><text:span text:style-name="T131_8">Iterador</text:span><text:span text:style-name="T131_9">();</text:span></text:p>
      <text:p text:style-name="P132"><text:span text:style-name="T132_1"><text:tab/></text:span><text:span text:style-name="T132_2">ext</text:span><text:span text:style-name="T132_3">.</text:span><text:span text:style-name="T132_4">següent</text:span><text:span text:style-name="T132_5">();</text:span></text:p>
      <text:p text:style-name="P133"><text:span text:style-name="T133_1"><text:tab/></text:span><text:span text:style-name="T133_2">mentres</text:span><text:span text:style-name="T133_3">(!</text:span><text:span text:style-name="T133_4">ext</text:span><text:span text:style-name="T133_5">.</text:span><text:span text:style-name="T133_6">ultim</text:span><text:span text:style-name="T133_7">()){</text:span></text:p>
      <text:p text:style-name="P134"><text:span text:style-name="T134_1"><text:tab/><text:tab/></text:span><text:span text:style-name="T134_2">Casella</text:span><text:span text:style-name="T134_3"><text:s/></text:span><text:span text:style-name="T134_4">Actual</text:span><text:span text:style-name="T134_5"><text:s/>=<text:s/></text:span><text:span text:style-name="T134_6">ext</text:span><text:span text:style-name="T134_7">.</text:span><text:span text:style-name="T134_8">get</text:span><text:span text:style-name="T134_9">();</text:span></text:p>
      <text:p text:style-name="P135"><text:span text:style-name="T135_1"><text:tab/><text:tab/></text:span><text:span text:style-name="T135_2">si</text:span><text:span text:style-name="T135_3"><text:s/></text:span><text:span text:style-name="T135_4">(</text:span><text:span text:style-name="T135_5">Actual</text:span><text:span text:style-name="T135_6">.</text:span><text:span text:style-name="T135_7">teNombre</text:span><text:span text:style-name="T135_8">()){</text:span></text:p>
      <text:p text:style-name="P136"/>
      <text:p text:style-name="P137"><text:span text:style-name="T137_1"><text:tab/><text:tab/></text:span><text:span text:style-name="T137_2">/*<text:s/></text:span><text:span text:style-name="T137_3">Aquesta</text:span><text:span text:style-name="T137_4"><text:s/></text:span><text:span text:style-name="T137_5">part</text:span><text:span text:style-name="T137_6"><text:s/></text:span><text:span text:style-name="T137_7">desplaça</text:span><text:span text:style-name="T137_8"><text:s/></text:span><text:span text:style-name="T137_9">l</text:span><text:span text:style-name="T137_10">’</text:span><text:span text:style-name="T137_11">iterador</text:span><text:span text:style-name="T137_12"><text:s/></text:span><text:span text:style-name="T137_13">fins</text:span><text:span text:style-name="T137_14"><text:s/></text:span><text:span text:style-name="T137_15">a</text:span><text:span text:style-name="T137_16"><text:s/></text:span><text:span text:style-name="T137_17">trobar</text:span><text:span text:style-name="T137_18">-</text:span><text:span text:style-name="T137_19">se</text:span><text:span text:style-name="T137_20"><text:s/></text:span><text:span text:style-name="T137_21">un</text:span><text:span text:style-name="T137_22"><text:s/></text:span><text:span text:style-name="T137_23">obstacle</text:span><text:span text:style-name="T137_24"><text:s/>*/</text:span></text:p>
      <text:p text:style-name="P138"><text:span text:style-name="T138_1"><text:tab/><text:tab/></text:span><text:span text:style-name="T138_2">Iterador</text:span><text:span text:style-name="T138_3"><text:s/></text:span><text:span text:style-name="T138_4">bloc</text:span><text:span text:style-name="T138_5"><text:s/>=<text:s/></text:span><text:span text:style-name="T138_6">ext</text:span><text:span text:style-name="T138_7">.</text:span><text:span text:style-name="T138_8">copia</text:span><text:span text:style-name="T138_9">();</text:span></text:p>
      <text:p text:style-name="P139"><text:span text:style-name="T139_1"><text:tab/><text:tab/></text:span><text:span text:style-name="T139_2">bloc</text:span><text:span text:style-name="T139_3">.</text:span><text:span text:style-name="T139_4">anterior</text:span><text:span text:style-name="T139_5">();</text:span></text:p>
      <text:p text:style-name="P140"><text:span text:style-name="T140_1"><text:tab/><text:tab/></text:span><text:span text:style-name="T140_2">while</text:span><text:span text:style-name="T140_3">(!</text:span><text:span text:style-name="T140_4">bloc</text:span><text:span text:style-name="T140_5">.</text:span><text:span text:style-name="T140_6">esPrimer</text:span><text:span text:style-name="T140_7">()<text:s/>&amp;&amp;<text:s/>!</text:span><text:span text:style-name="T140_8">bloc</text:span><text:span text:style-name="T140_9">.</text:span><text:span text:style-name="T140_10">get</text:span><text:span text:style-name="T140_11">().</text:span><text:span text:style-name="T140_12">teNombre</text:span><text:span text:style-name="T140_13">(){</text:span></text:p>
      <text:p text:style-name="P141"><text:span text:style-name="T141_1"><text:tab/><text:tab/><text:tab/></text:span><text:span text:style-name="T141_2">bloc</text:span><text:span text:style-name="T141_3">.</text:span><text:span text:style-name="T141_4">anterior</text:span><text:span text:style-name="T141_5">();</text:span></text:p>
      <text:p text:style-name="P142"><text:span text:style-name="T142_1"><text:tab/><text:tab/>}</text:span></text:p>
      <text:p text:style-name="P143"><text:span text:style-name="T143_1"><text:tab/><text:tab/></text:span><text:span text:style-name="T143_2">Casella</text:span><text:span text:style-name="T143_3"><text:s/></text:span><text:span text:style-name="T143_4">Bloc</text:span><text:span text:style-name="T143_5"><text:s/>=<text:s/></text:span><text:span text:style-name="T143_6">bloc</text:span><text:span text:style-name="T143_7">.</text:span><text:span text:style-name="T143_8">get</text:span><text:span text:style-name="T143_9">();</text:span></text:p>
      <text:p text:style-name="P144"><text:span text:style-name="T144_1"><text:tab/><text:tab/></text:span></text:p>
      <text:p text:style-name="P145"><text:span text:style-name="T145_1"><text:tab/><text:tab/>/*<text:s/></text:span><text:span text:style-name="T145_2">Aquesta</text:span><text:span text:style-name="T145_3"><text:s/></text:span><text:span text:style-name="T145_4">part</text:span><text:span text:style-name="T145_5"><text:s/></text:span><text:span text:style-name="T145_6">actua</text:span><text:span text:style-name="T145_7"><text:s/></text:span><text:span text:style-name="T145_8">segons</text:span><text:span text:style-name="T145_9"><text:s/></text:span><text:span text:style-name="T145_10">l</text:span><text:span text:style-name="T145_11">’</text:span><text:span text:style-name="T145_12">obstacle</text:span><text:span text:style-name="T145_13"><text:s/></text:span><text:span text:style-name="T145_14">que</text:span><text:span text:style-name="T145_15"><text:s/></text:span><text:span text:style-name="T145_16">s</text:span><text:span text:style-name="T145_17">’</text:span><text:span text:style-name="T145_18">hagi</text:span><text:span text:style-name="T145_19"><text:s/></text:span><text:span text:style-name="T145_20">trobat</text:span><text:span text:style-name="T145_21"><text:s/>*/</text:span></text:p>
      <text:p text:style-name="P146"><text:span text:style-name="T146_1"><text:s text:c="12"/><text:tab/></text:span><text:span text:style-name="T146_2">si</text:span><text:span text:style-name="T146_3"><text:s/></text:span><text:span text:style-name="T146_4">(</text:span><text:span text:style-name="T146_5">Bloc</text:span><text:span text:style-name="T146_6">.</text:span><text:span text:style-name="T146_7">teNombre</text:span><text:span text:style-name="T146_8">())</text:span><text:span text:style-name="T146_9"><text:s/></text:span><text:span text:style-name="T146_10">{</text:span></text:p>
      <text:p text:style-name="P147"><text:span text:style-name="T147_1"><text:s text:c="11"/><text:tab/><text:tab/><text:tab/></text:span><text:span text:style-name="T147_2">si</text:span><text:span text:style-name="T147_3"><text:s/>(</text:span><text:span text:style-name="T147_4">Bloc</text:span><text:span text:style-name="T147_5">.</text:span><text:span text:style-name="T147_6">getNombre</text:span><text:span text:style-name="T147_7">()<text:s/>==<text:s/></text:span><text:span text:style-name="T147_8">Actual</text:span><text:span text:style-name="T147_9">.</text:span><text:span text:style-name="T147_10">getNombre</text:span><text:span text:style-name="T147_11">()<text:s/>&amp;&amp;<text:s/></text:span><text:span text:style-name="T147_12">Bloc</text:span><text:span text:style-name="T147_13"><text:s/>!=<text:s/></text:span><text:span text:style-name="T147_14">UltimaFusio</text:span><text:span text:style-name="T147_15">){</text:span></text:p>
      <text:p text:style-name="P148"><text:span text:style-name="T148_1"><text:s text:c="3"/><text:tab/><text:s text:c="8"/><text:tab/><text:tab/><text:s/><text:tab/></text:span><text:span text:style-name="T148_2">Puntuacio</text:span><text:span text:style-name="T148_3"><text:s/>+=<text:s/></text:span><text:span text:style-name="T148_4">Bloc</text:span><text:span text:style-name="T148_5">.</text:span><text:span text:style-name="T148_6">Fusionar</text:span><text:span text:style-name="T148_7">(</text:span><text:span text:style-name="T148_8">Actual</text:span><text:span text:style-name="T148_9">);</text:span></text:p>
      <text:p text:style-name="P149"><text:span text:style-name="T149_1"><text:s text:c="3"/><text:tab/><text:s text:c="8"/><text:tab/><text:tab/><text:s/><text:tab/></text:span><text:span text:style-name="T149_2">UltimaFusio</text:span><text:span text:style-name="T149_3"><text:s/>=<text:s/></text:span><text:span text:style-name="T149_4">Bloc</text:span><text:span text:style-name="T149_5">;</text:span></text:p>
      <text:p text:style-name="P150"><text:span text:style-name="T150_1"><text:s text:c="11"/><text:tab/><text:tab/><text:s/><text:tab/>}</text:span></text:p>
      <text:p text:style-name="P151"><text:span text:style-name="T151_1"><text:s text:c="11"/><text:tab/><text:tab/><text:s/><text:tab/></text:span><text:span text:style-name="T151_2">sino</text:span><text:span text:style-name="T151_3"><text:s/>{</text:span></text:p>
      <text:p text:style-name="P152"><text:span text:style-name="T152_1"><text:s text:c="3"/><text:tab/><text:s text:c="8"/><text:tab/><text:tab/><text:tab/></text:span><text:span text:style-name="T152_2">bloc</text:span><text:span text:style-name="T152_3">.</text:span><text:span text:style-name="T152_4">següent</text:span><text:span text:style-name="T152_5">();</text:span></text:p>
      <text:p text:style-name="P153"><text:span text:style-name="T153_1"><text:tab/><text:tab/><text:tab/><text:tab/></text:span><text:span text:style-name="T153_2">Casella</text:span><text:span text:style-name="T153_3"><text:s/></text:span><text:span text:style-name="T153_4">Nova</text:span><text:span text:style-name="T153_5"><text:s/>=<text:s/></text:span><text:span text:style-name="T153_6">bloc</text:span><text:span text:style-name="T153_7">.</text:span><text:span text:style-name="T153_8">get</text:span><text:span text:style-name="T153_9">();</text:span></text:p>
      <text:p text:style-name="P154"><text:span text:style-name="T154_1"><text:s text:c="3"/><text:tab/><text:s text:c="8"/><text:tab/><text:tab/></text:span><text:span text:style-name="T154_2">Actual</text:span><text:span text:style-name="T154_3">.</text:span><text:span text:style-name="T154_4">Moure</text:span><text:span text:style-name="T154_5">(</text:span><text:span text:style-name="T154_6">Nova</text:span><text:span text:style-name="T154_7">);</text:span></text:p>
      <text:p text:style-name="P155"><text:span text:style-name="T155_1"><text:s text:c="11"/><text:tab/><text:tab/><text:tab/><text:s/>}</text:span></text:p>
      <text:p text:style-name="P156"><text:span text:style-name="T156_1"><text:s text:c="12"/><text:tab/>}</text:span></text:p>
      <text:p text:style-name="P157"><text:span text:style-name="T157_1"><text:s text:c="12"/><text:tab/></text:span><text:span text:style-name="T157_2">sino</text:span><text:span text:style-name="T157_3"><text:s/></text:span><text:span text:style-name="T157_4">Actual</text:span><text:span text:style-name="T157_5">.</text:span><text:span text:style-name="T157_6">Moure</text:span><text:span text:style-name="T157_7">(</text:span><text:span text:style-name="T157_8">Bloc</text:span><text:span text:style-name="T157_9">);</text:span></text:p>
      <text:p text:style-name="P158"/>
      <text:p text:style-name="P159"><text:span text:style-name="T159_1"><text:tab/><text:tab/>}</text:span></text:p>
      <text:p text:style-name="P160"><text:span text:style-name="T160_1"><text:tab/></text:span><text:span text:style-name="T160_2">ext</text:span><text:span text:style-name="T160_3">.</text:span><text:span text:style-name="T160_4">següent</text:span><text:span text:style-name="T160_5">();</text:span></text:p>
      <text:p text:style-name="P161"><text:span text:style-name="T161_1"><text:tab/>}</text:span></text:p>
      <text:p text:style-name="P162"><text:span text:style-name="T162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